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711" officeooo:paragraph-rsid="0002a711"/>
    </style:style>
    <style:style style:name="T1" style:family="text">
      <style:text-properties style:font-name="monospace" fo:font-size="12.6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ément Hue</text:p>
      <text:p text:style-name="P1"/>
      <text:p text:style-name="P1">1) le paramètre associé au temps de validité est « validTime</text:p>
      <text:p text:style-name="P1">2) le paramètre associé au temps de transaction est hist avec pour valeur « view-wo-overwrite » pour garder une trace de toute les modifications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0:23:43.530687280</meta:creation-date>
    <meta:generator>LibreOffice/6.4.6.2$Linux_X86_64 LibreOffice_project/40$Build-2</meta:generator>
    <dc:date>2021-10-08T11:17:21.174194968</dc:date>
    <meta:editing-duration>PT16M40S</meta:editing-duration>
    <meta:editing-cycles>1</meta:editing-cycles>
    <meta:document-statistic meta:table-count="0" meta:image-count="0" meta:object-count="0" meta:page-count="1" meta:paragraph-count="3" meta:word-count="37" meta:character-count="216" meta:non-whitespace-character-count="182"/>
  </office:meta>
</office:document-meta>
</file>